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2">
      <style:table-cell-properties fo:padding="2.01pt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Cт Mean</text:p>
          </table:table-cell>
          <table:table-cell table:style-name="ce1" office:value-type="string" calcext:value-type="string">
            <text:p>Cт SD</text:p>
          </table:table-cell>
          <table:table-cell table:style-name="ce1" office:value-type="string" calcext:value-type="string">
            <text:p>Quantity Mean</text:p>
          </table:table-cell>
          <table:table-cell table:style-name="ce1" office:value-type="string" calcext:value-type="string">
            <text:p>Quantity SD</text:p>
          </table:table-cell>
          <table:table-cell table:style-name="ce1" office:value-type="string" calcext:value-type="string">
            <text:p>Cт</text:p>
          </table:table-cell>
          <table:table-cell table:style-name="ce1" office:value-type="string" calcext:value-type="string">
            <text:p>Quantit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15.4925527572632" calcext:value-type="float">
            <text:p>15.4925527573</text:p>
          </table:table-cell>
          <table:table-cell table:style-name="ce1" office:value-type="float" office:value="0.0878128781914711" calcext:value-type="float">
            <text:p>0.0878128782</text:p>
          </table:table-cell>
          <table:table-cell table:style-name="ce1" office:value-type="float" office:value="0.553425133228302" calcext:value-type="float">
            <text:p>0.5534251332</text:p>
          </table:table-cell>
          <table:table-cell table:style-name="ce1" office:value-type="float" office:value="0.0313439518213272" calcext:value-type="float">
            <text:p>0.0313439518</text:p>
          </table:table-cell>
          <table:table-cell table:style-name="ce1" office:value-type="float" office:value="15.4133806228638" calcext:value-type="float">
            <text:p>15.4133806229</text:p>
          </table:table-cell>
          <table:table-cell table:style-name="ce1" office:value-type="float" office:value="0.582018971443176" calcext:value-type="float">
            <text:p>0.58201897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15.4925527572632" calcext:value-type="float">
            <text:p>15.4925527573</text:p>
          </table:table-cell>
          <table:table-cell table:style-name="ce1" office:value-type="float" office:value="0.0878128781914711" calcext:value-type="float">
            <text:p>0.0878128782</text:p>
          </table:table-cell>
          <table:table-cell table:style-name="ce1" office:value-type="float" office:value="0.553425133228302" calcext:value-type="float">
            <text:p>0.5534251332</text:p>
          </table:table-cell>
          <table:table-cell table:style-name="ce1" office:value-type="float" office:value="0.0313439518213272" calcext:value-type="float">
            <text:p>0.0313439518</text:p>
          </table:table-cell>
          <table:table-cell table:style-name="ce1" office:value-type="float" office:value="15.5870018005371" calcext:value-type="float">
            <text:p>15.5870018005</text:p>
          </table:table-cell>
          <table:table-cell table:style-name="ce1" office:value-type="float" office:value="0.519912660121918" calcext:value-type="float">
            <text:p>0.51991266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15.4925527572632" calcext:value-type="float">
            <text:p>15.4925527573</text:p>
          </table:table-cell>
          <table:table-cell table:style-name="ce1" office:value-type="float" office:value="0.0878128781914711" calcext:value-type="float">
            <text:p>0.0878128782</text:p>
          </table:table-cell>
          <table:table-cell table:style-name="ce1" office:value-type="float" office:value="0.553425133228302" calcext:value-type="float">
            <text:p>0.5534251332</text:p>
          </table:table-cell>
          <table:table-cell table:style-name="ce1" office:value-type="float" office:value="0.0313439518213272" calcext:value-type="float">
            <text:p>0.0313439518</text:p>
          </table:table-cell>
          <table:table-cell table:style-name="ce1" office:value-type="float" office:value="15.477276802063" calcext:value-type="float">
            <text:p>15.4772768021</text:p>
          </table:table-cell>
          <table:table-cell table:style-name="ce1" office:value-type="float" office:value="0.558343768119812" calcext:value-type="float">
            <text:p>0.55834376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NTC</text:p>
          </table:table-cell>
          <table:table-cell table:style-name="ce1" office:value-type="float" office:value="28.2228755950928" calcext:value-type="float">
            <text:p>28.2228755951</text:p>
          </table:table-cell>
          <table:table-cell table:style-name="ce1" office:value-type="float" office:value="0.163817495107651" calcext:value-type="float">
            <text:p>0.1638174951</text:p>
          </table:table-cell>
          <table:table-cell table:style-name="ce1" table:number-columns-repeated="2"/>
          <table:table-cell table:style-name="ce1" office:value-type="float" office:value="28.3975200653076" calcext:value-type="float">
            <text:p>28.397520065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NTC</text:p>
          </table:table-cell>
          <table:table-cell table:style-name="ce1" office:value-type="float" office:value="28.2228755950928" calcext:value-type="float">
            <text:p>28.2228755951</text:p>
          </table:table-cell>
          <table:table-cell table:style-name="ce1" office:value-type="float" office:value="0.163817495107651" calcext:value-type="float">
            <text:p>0.1638174951</text:p>
          </table:table-cell>
          <table:table-cell table:style-name="ce1" table:number-columns-repeated="2"/>
          <table:table-cell table:style-name="ce1" office:value-type="float" office:value="28.1984825134277" calcext:value-type="float">
            <text:p>28.19848251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NTC</text:p>
          </table:table-cell>
          <table:table-cell table:style-name="ce1" office:value-type="float" office:value="28.2228755950928" calcext:value-type="float">
            <text:p>28.2228755951</text:p>
          </table:table-cell>
          <table:table-cell table:style-name="ce1" office:value-type="float" office:value="0.163817495107651" calcext:value-type="float">
            <text:p>0.1638174951</text:p>
          </table:table-cell>
          <table:table-cell table:style-name="ce1" table:number-columns-repeated="2"/>
          <table:table-cell table:style-name="ce1" office:value-type="float" office:value="28.0726203918457" calcext:value-type="float">
            <text:p>28.072620391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oolA</text:p>
          </table:table-cell>
          <table:table-cell table:style-name="ce1" office:value-type="float" office:value="14.2181921005249" calcext:value-type="float">
            <text:p>14.2181921005</text:p>
          </table:table-cell>
          <table:table-cell table:style-name="ce1" office:value-type="float" office:value="0.0971288233995438" calcext:value-type="float">
            <text:p>0.0971288234</text:p>
          </table:table-cell>
          <table:table-cell table:style-name="ce1" office:value-type="float" office:value="1.26727497577667" calcext:value-type="float">
            <text:p>1.2672749758</text:p>
          </table:table-cell>
          <table:table-cell table:style-name="ce1" office:value-type="float" office:value="0.0799327418208122" calcext:value-type="float">
            <text:p>0.0799327418</text:p>
          </table:table-cell>
          <table:table-cell table:style-name="ce1" office:value-type="float" office:value="14.2174968719482" calcext:value-type="float">
            <text:p>14.2174968719</text:p>
          </table:table-cell>
          <table:table-cell table:style-name="ce1" office:value-type="float" office:value="1.26616537570953" calcext:value-type="float">
            <text:p>1.26616537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PoolA</text:p>
          </table:table-cell>
          <table:table-cell table:style-name="ce1" office:value-type="float" office:value="14.2181921005249" calcext:value-type="float">
            <text:p>14.2181921005</text:p>
          </table:table-cell>
          <table:table-cell table:style-name="ce1" office:value-type="float" office:value="0.0971288233995438" calcext:value-type="float">
            <text:p>0.0971288234</text:p>
          </table:table-cell>
          <table:table-cell table:style-name="ce1" office:value-type="float" office:value="1.26727497577667" calcext:value-type="float">
            <text:p>1.2672749758</text:p>
          </table:table-cell>
          <table:table-cell table:style-name="ce1" office:value-type="float" office:value="0.0799327418208122" calcext:value-type="float">
            <text:p>0.0799327418</text:p>
          </table:table-cell>
          <table:table-cell table:style-name="ce1" office:value-type="float" office:value="14.3156661987305" calcext:value-type="float">
            <text:p>14.3156661987</text:p>
          </table:table-cell>
          <table:table-cell table:style-name="ce1" office:value-type="float" office:value="1.18790280818939" calcext:value-type="float">
            <text:p>1.187902808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PoolA</text:p>
          </table:table-cell>
          <table:table-cell table:style-name="ce1" office:value-type="float" office:value="14.2181921005249" calcext:value-type="float">
            <text:p>14.2181921005</text:p>
          </table:table-cell>
          <table:table-cell table:style-name="ce1" office:value-type="float" office:value="0.0971288233995438" calcext:value-type="float">
            <text:p>0.0971288234</text:p>
          </table:table-cell>
          <table:table-cell table:style-name="ce1" office:value-type="float" office:value="1.26727497577667" calcext:value-type="float">
            <text:p>1.2672749758</text:p>
          </table:table-cell>
          <table:table-cell table:style-name="ce1" office:value-type="float" office:value="0.0799327418208122" calcext:value-type="float">
            <text:p>0.0799327418</text:p>
          </table:table-cell>
          <table:table-cell table:style-name="ce1" office:value-type="float" office:value="14.1214122772217" calcext:value-type="float">
            <text:p>14.1214122772</text:p>
          </table:table-cell>
          <table:table-cell table:style-name="ce1" office:value-type="float" office:value="1.34775674343109" calcext:value-type="float">
            <text:p>1.34775674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PoolB</text:p>
          </table:table-cell>
          <table:table-cell table:style-name="ce1" office:value-type="float" office:value="14.3872652053833" calcext:value-type="float">
            <text:p>14.3872652054</text:p>
          </table:table-cell>
          <table:table-cell table:style-name="ce1" office:value-type="float" office:value="0.0604783110320568" calcext:value-type="float">
            <text:p>0.060478311</text:p>
          </table:table-cell>
          <table:table-cell table:style-name="ce1" office:value-type="float" office:value="1.13447034358978" calcext:value-type="float">
            <text:p>1.1344703436</text:p>
          </table:table-cell>
          <table:table-cell table:style-name="ce1" office:value-type="float" office:value="0.04407599568367" calcext:value-type="float">
            <text:p>0.0440759957</text:p>
          </table:table-cell>
          <table:table-cell table:style-name="ce1" office:value-type="float" office:value="14.4570903778076" calcext:value-type="float">
            <text:p>14.4570903778</text:p>
          </table:table-cell>
          <table:table-cell table:style-name="ce1" office:value-type="float" office:value="1.08358287811279" calcext:value-type="float">
            <text:p>1.08358287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PoolB</text:p>
          </table:table-cell>
          <table:table-cell table:style-name="ce1" office:value-type="float" office:value="14.3872652053833" calcext:value-type="float">
            <text:p>14.3872652054</text:p>
          </table:table-cell>
          <table:table-cell table:style-name="ce1" office:value-type="float" office:value="0.0604783110320568" calcext:value-type="float">
            <text:p>0.060478311</text:p>
          </table:table-cell>
          <table:table-cell table:style-name="ce1" office:value-type="float" office:value="1.13447034358978" calcext:value-type="float">
            <text:p>1.1344703436</text:p>
          </table:table-cell>
          <table:table-cell table:style-name="ce1" office:value-type="float" office:value="0.04407599568367" calcext:value-type="float">
            <text:p>0.0440759957</text:p>
          </table:table-cell>
          <table:table-cell table:style-name="ce1" office:value-type="float" office:value="14.3533325195313" calcext:value-type="float">
            <text:p>14.3533325195</text:p>
          </table:table-cell>
          <table:table-cell table:style-name="ce1" office:value-type="float" office:value="1.15917527675629" calcext:value-type="float">
            <text:p>1.15917527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PoolB</text:p>
          </table:table-cell>
          <table:table-cell table:style-name="ce1" office:value-type="float" office:value="14.3872652053833" calcext:value-type="float">
            <text:p>14.3872652054</text:p>
          </table:table-cell>
          <table:table-cell table:style-name="ce1" office:value-type="float" office:value="0.0604783110320568" calcext:value-type="float">
            <text:p>0.060478311</text:p>
          </table:table-cell>
          <table:table-cell table:style-name="ce1" office:value-type="float" office:value="1.13447034358978" calcext:value-type="float">
            <text:p>1.1344703436</text:p>
          </table:table-cell>
          <table:table-cell table:style-name="ce1" office:value-type="float" office:value="0.04407599568367" calcext:value-type="float">
            <text:p>0.0440759957</text:p>
          </table:table-cell>
          <table:table-cell table:style-name="ce1" office:value-type="float" office:value="14.351372718811" calcext:value-type="float">
            <text:p>14.3513727188</text:p>
          </table:table-cell>
          <table:table-cell table:style-name="ce1" office:value-type="float" office:value="1.16065275669098" calcext:value-type="float">
            <text:p>1.16065275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1.3472671508789" calcext:value-type="float">
            <text:p>11.3472671509</text:p>
          </table:table-cell>
          <table:table-cell table:style-name="ce1" office:value-type="float" office:value="0.140082374215126" calcext:value-type="float">
            <text:p>0.1400823742</text:p>
          </table:table-cell>
          <table:table-cell table:style-name="ce1" table:number-columns-repeated="2"/>
          <table:table-cell table:style-name="ce1" office:value-type="float" office:value="11.503321647644" calcext:value-type="float">
            <text:p>11.503321647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1.3472671508789" calcext:value-type="float">
            <text:p>11.3472671509</text:p>
          </table:table-cell>
          <table:table-cell table:style-name="ce1" office:value-type="float" office:value="0.140082374215126" calcext:value-type="float">
            <text:p>0.1400823742</text:p>
          </table:table-cell>
          <table:table-cell table:style-name="ce1" table:number-columns-repeated="2"/>
          <table:table-cell table:style-name="ce1" office:value-type="float" office:value="11.3060922622681" calcext:value-type="float">
            <text:p>11.306092262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1.3472671508789" calcext:value-type="float">
            <text:p>11.3472671509</text:p>
          </table:table-cell>
          <table:table-cell table:style-name="ce1" office:value-type="float" office:value="0.140082374215126" calcext:value-type="float">
            <text:p>0.1400823742</text:p>
          </table:table-cell>
          <table:table-cell table:style-name="ce1" table:number-columns-repeated="2"/>
          <table:table-cell table:style-name="ce1" office:value-type="float" office:value="11.232385635376" calcext:value-type="float">
            <text:p>11.232385635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4.2071380615234" calcext:value-type="float">
            <text:p>14.2071380615</text:p>
          </table:table-cell>
          <table:table-cell table:style-name="ce1" office:value-type="float" office:value="0.0374348275363445" calcext:value-type="float">
            <text:p>0.0374348275</text:p>
          </table:table-cell>
          <table:table-cell table:style-name="ce1" table:number-columns-repeated="2"/>
          <table:table-cell table:style-name="ce1" office:value-type="float" office:value="14.1843671798706" calcext:value-type="float">
            <text:p>14.18436717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4.2071380615234" calcext:value-type="float">
            <text:p>14.2071380615</text:p>
          </table:table-cell>
          <table:table-cell table:style-name="ce1" office:value-type="float" office:value="0.0374348275363445" calcext:value-type="float">
            <text:p>0.0374348275</text:p>
          </table:table-cell>
          <table:table-cell table:style-name="ce1" table:number-columns-repeated="2"/>
          <table:table-cell table:style-name="ce1" office:value-type="float" office:value="14.2503433227539" calcext:value-type="float">
            <text:p>14.25034332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4.2071380615234" calcext:value-type="float">
            <text:p>14.2071380615</text:p>
          </table:table-cell>
          <table:table-cell table:style-name="ce1" office:value-type="float" office:value="0.0374348275363445" calcext:value-type="float">
            <text:p>0.0374348275</text:p>
          </table:table-cell>
          <table:table-cell table:style-name="ce1" table:number-columns-repeated="2"/>
          <table:table-cell table:style-name="ce1" office:value-type="float" office:value="14.1867046356201" calcext:value-type="float">
            <text:p>14.18670463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7.9420948028564" calcext:value-type="float">
            <text:p>17.9420948029</text:p>
          </table:table-cell>
          <table:table-cell table:style-name="ce1" office:value-type="float" office:value="0.0193623229861259" calcext:value-type="float">
            <text:p>0.019362323</text:p>
          </table:table-cell>
          <table:table-cell table:style-name="ce1" table:number-columns-repeated="2"/>
          <table:table-cell table:style-name="ce1" office:value-type="float" office:value="17.9305171966553" calcext:value-type="float">
            <text:p>17.9305171967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7.9420948028564" calcext:value-type="float">
            <text:p>17.9420948029</text:p>
          </table:table-cell>
          <table:table-cell table:style-name="ce1" office:value-type="float" office:value="0.0193623229861259" calcext:value-type="float">
            <text:p>0.019362323</text:p>
          </table:table-cell>
          <table:table-cell table:style-name="ce1" table:number-columns-repeated="2"/>
          <table:table-cell table:style-name="ce1" office:value-type="float" office:value="17.964448928833" calcext:value-type="float">
            <text:p>17.964448928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7.9420948028564" calcext:value-type="float">
            <text:p>17.9420948029</text:p>
          </table:table-cell>
          <table:table-cell table:style-name="ce1" office:value-type="float" office:value="0.0193623229861259" calcext:value-type="float">
            <text:p>0.019362323</text:p>
          </table:table-cell>
          <table:table-cell table:style-name="ce1" table:number-columns-repeated="2"/>
          <table:table-cell table:style-name="ce1" office:value-type="float" office:value="17.9313220977783" calcext:value-type="float">
            <text:p>17.931322097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21.9118175506592" calcext:value-type="float">
            <text:p>21.9118175507</text:p>
          </table:table-cell>
          <table:table-cell table:style-name="ce1" office:value-type="float" office:value="0.057105153799057" calcext:value-type="float">
            <text:p>0.0571051538</text:p>
          </table:table-cell>
          <table:table-cell table:style-name="ce1" table:number-columns-repeated="2"/>
          <table:table-cell table:style-name="ce1" office:value-type="float" office:value="21.8544387817383" calcext:value-type="float">
            <text:p>21.8544387817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21.9118175506592" calcext:value-type="float">
            <text:p>21.9118175507</text:p>
          </table:table-cell>
          <table:table-cell table:style-name="ce1" office:value-type="float" office:value="0.057105153799057" calcext:value-type="float">
            <text:p>0.0571051538</text:p>
          </table:table-cell>
          <table:table-cell table:style-name="ce1" table:number-columns-repeated="2"/>
          <table:table-cell table:style-name="ce1" office:value-type="float" office:value="21.9123687744141" calcext:value-type="float">
            <text:p>21.9123687744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21.9118175506592" calcext:value-type="float">
            <text:p>21.9118175507</text:p>
          </table:table-cell>
          <table:table-cell table:style-name="ce1" office:value-type="float" office:value="0.057105153799057" calcext:value-type="float">
            <text:p>0.0571051538</text:p>
          </table:table-cell>
          <table:table-cell table:style-name="ce1" table:number-columns-repeated="2"/>
          <table:table-cell table:style-name="ce1" office:value-type="float" office:value="21.9686450958252" calcext:value-type="float">
            <text:p>21.9686450958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number-columns-repeated="1016"/>
        </table:table-row>
        <table:table-row table:style-name="ro1" table:number-rows-repeated="72">
          <table:table-cell/>
          <table:table-cell table:style-name="ce1" table:number-columns-repeated="7"/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ce1"/>
        <table:table-column table:style-name="co2" table:number-columns-repeated="4" table:default-cell-style-name="ce4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Sample</text:p>
          </table:table-cell>
          <table:table-cell table:style-name="ce3" office:value-type="string" calcext:value-type="string">
            <text:p>Ct mean</text:p>
          </table:table-cell>
          <table:table-cell table:style-name="ce3" office:value-type="string" calcext:value-type="string">
            <text:p>Ct SD</text:p>
          </table:table-cell>
          <table:table-cell table:style-name="ce3" office:value-type="string" calcext:value-type="string">
            <text:p>Quantity avg (picomoles)</text:p>
          </table:table-cell>
          <table:table-cell table:style-name="ce3" office:value-type="string" calcext:value-type="string">
            <text:p>Quantity SD (picomoles)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Dilution</text:p>
          </table:table-cell>
          <table:table-cell table:style-name="ce2" office:value-type="string" calcext:value-type="string">
            <text:p>Size</text:p>
          </table:table-cell>
          <table:table-cell table:style-name="ce5" office:value-type="string" calcext:value-type="string">
            <text:p>Corr. Quantity (nM)</text:p>
          </table:table-cell>
          <table:table-cell office:value-type="string" calcext:value-type="string">
            <text:p>Corr. Quantity (pM)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1.3472671508789" calcext:value-type="float">
            <text:p>11.35</text:p>
          </table:table-cell>
          <table:table-cell office:value-type="float" office:value="0.140082374215126" calcext:value-type="float">
            <text:p>0.14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St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4.2071380615234" calcext:value-type="float">
            <text:p>14.21</text:p>
          </table:table-cell>
          <table:table-cell office:value-type="float" office:value="0.0374348275363445" calcext:value-type="float">
            <text:p>0.04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St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3</text:p>
          </table:table-cell>
          <table:table-cell office:value-type="float" office:value="17.9420948028564" calcext:value-type="float">
            <text:p>17.94</text:p>
          </table:table-cell>
          <table:table-cell office:value-type="float" office:value="0.0193623229861259" calcext:value-type="float">
            <text:p>0.02</text:p>
          </table:table-cell>
          <table:table-cell office:value-type="float" office:value="0.1" calcext:value-type="float">
            <text:p>0.10</text:p>
          </table:table-cell>
          <table:table-cell/>
          <table:table-cell office:value-type="string" calcext:value-type="string">
            <text:p>St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4</text:p>
          </table:table-cell>
          <table:table-cell office:value-type="float" office:value="21.9118175506592" calcext:value-type="float">
            <text:p>21.91</text:p>
          </table:table-cell>
          <table:table-cell office:value-type="float" office:value="0.057105153799057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St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KAPA</text:p>
          </table:table-cell>
          <table:table-cell office:value-type="float" office:value="15.4925527572632" calcext:value-type="float">
            <text:p>15.49</text:p>
          </table:table-cell>
          <table:table-cell office:value-type="float" office:value="0.0878128781914711" calcext:value-type="float">
            <text:p>0.09</text:p>
          </table:table-cell>
          <table:table-cell office:value-type="float" office:value="0.553425133228302" calcext:value-type="float">
            <text:p>0.55</text:p>
          </table:table-cell>
          <table:table-cell office:value-type="float" office:value="0.0313439518213272" calcext:value-type="float">
            <text:p>0.03</text:p>
          </table:table-cell>
          <table:table-cell office:value-type="string" calcext:value-type="string">
            <text:p>myKAPA</text:p>
          </table:table-cell>
          <table:table-cell office:value-type="float" office:value="100" calcext:value-type="float">
            <text:p>10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4" table:formula="of:=[.D6]*[.G6]*399/[.H6]" office:value-type="float" office:value="48.8532363181621" calcext:value-type="float">
            <text:p>48.85</text:p>
          </table:table-cell>
        </table:table-row>
        <table:table-row table:style-name="ro1">
          <table:table-cell office:value-type="string" calcext:value-type="string">
            <text:p>PoolA</text:p>
          </table:table-cell>
          <table:table-cell office:value-type="float" office:value="14.2181921005249" calcext:value-type="float">
            <text:p>14.22</text:p>
          </table:table-cell>
          <table:table-cell office:value-type="float" office:value="0.0971288233995438" calcext:value-type="float">
            <text:p>0.10</text:p>
          </table:table-cell>
          <table:table-cell office:value-type="float" office:value="1.26727497577667" calcext:value-type="float">
            <text:p>1.27</text:p>
          </table:table-cell>
          <table:table-cell office:value-type="float" office:value="0.0799327418208122" calcext:value-type="float">
            <text:p>0.08</text:p>
          </table:table-cell>
          <table:table-cell office:value-type="string" calcext:value-type="string">
            <text:p>PoolA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4" table:formula="of:=[.D7]*[.G7]/1000*399/[.H7]" office:value-type="float" office:value="16.8547571778297" calcext:value-type="float">
            <text:p>16.85</text:p>
          </table:table-cell>
          <table:table-cell/>
        </table:table-row>
        <table:table-row table:style-name="ro1">
          <table:table-cell office:value-type="string" calcext:value-type="string">
            <text:p>PoolB</text:p>
          </table:table-cell>
          <table:table-cell office:value-type="float" office:value="14.3872652053833" calcext:value-type="float">
            <text:p>14.39</text:p>
          </table:table-cell>
          <table:table-cell office:value-type="float" office:value="0.0604783110320568" calcext:value-type="float">
            <text:p>0.06</text:p>
          </table:table-cell>
          <table:table-cell office:value-type="float" office:value="1.13447034358978" calcext:value-type="float">
            <text:p>1.13</text:p>
          </table:table-cell>
          <table:table-cell office:value-type="float" office:value="0.04407599568367" calcext:value-type="float">
            <text:p>0.04</text:p>
          </table:table-cell>
          <table:table-cell office:value-type="string" calcext:value-type="string">
            <text:p>PoolB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4" table:formula="of:=[.D8]*[.G8]/1000*399/[.H8]" office:value-type="float" office:value="15.0884555697441" calcext:value-type="float">
            <text:p>15.09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s.A1:Results.F97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loext:min-decimal-places="1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2" loext:min-decimal-places="12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MacOSX_X86_64 LibreOffice_project/55b006a02d247b5f7215fc6ea0fde844b30035b3</meta:generator>
    <dc:date>2017-09-28T17:09:17.856470000</dc:date>
    <dc:creator>Bin He</dc:creator>
    <meta:editing-duration>PT8M10S</meta:editing-duration>
    <meta:editing-cycles>1</meta:editing-cycles>
    <meta:document-statistic meta:table-count="2" meta:cell-count="224" meta:object-count="0"/>
  </office:meta>
</office:document-meta>
</file>